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2657e" officeooo:paragraph-rsid="0002657e"/>
    </style:style>
    <style:style style:name="P2" style:family="paragraph" style:parent-style-name="Text_20_body">
      <style:paragraph-properties fo:text-align="justify" style:justify-single-word="false"/>
      <style:text-properties officeooo:rsid="0002657e" officeooo:paragraph-rsid="0002657e"/>
    </style:style>
    <style:style style:name="P3" style:family="paragraph" style:parent-style-name="Text_20_body">
      <style:paragraph-properties fo:text-align="justify" style:justify-single-word="false"/>
      <style:text-properties officeooo:rsid="0002c18a" officeooo:paragraph-rsid="0002c18a"/>
    </style:style>
    <style:style style:name="P4" style:family="paragraph" style:parent-style-name="Heading_20_3">
      <style:paragraph-properties fo:text-align="justify" style:justify-single-word="false"/>
      <style:text-properties officeooo:rsid="0002657e" officeooo:paragraph-rsid="0002657e"/>
    </style:style>
    <style:style style:name="P5" style:family="paragraph" style:parent-style-name="Heading_20_3">
      <style:paragraph-properties fo:text-align="justify" style:justify-single-word="false"/>
      <style:text-properties officeooo:rsid="0002c18a" officeooo:paragraph-rsid="0002c18a"/>
    </style:style>
    <style:style style:name="P6" style:family="paragraph" style:parent-style-name="Heading_20_1">
      <style:paragraph-properties fo:text-align="justify" style:justify-single-word="false"/>
      <style:text-properties officeooo:rsid="0002657e" officeooo:paragraph-rsid="0002657e"/>
    </style:style>
    <style:style style:name="T1" style:family="text">
      <style:text-properties style:font-name="monospace"/>
    </style:style>
    <style:style style:name="T2" style:family="text">
      <style:text-properties officeooo:rsid="00041e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Zadanie 1</text:h>
      <text:h text:style-name="P4" text:outline-level="3">1.1 Opis problemu:</text:h>
      <text:p text:style-name="P2">Napisać funkcję rozwiązującą równanie f(x) = 0 metodą bisekcji.</text:p>
      <text:h text:style-name="P5" text:outline-level="3">1.2 Rozwiązanie:</text:h>
      <text:p text:style-name="P3">Rozwiązaniem jest napisanie funkcji <text:span text:style-name="T1">mbisekcji</text:span> w języku <text:span text:style-name="T1">julia</text:span>. Funkcja jako argumenty przyjmuje następujące parametry:</text:p>
      <text:p text:style-name="P3">f – funkcja f(x) zadana jako anonimowa funkcja</text:p>
      <text:p text:style-name="P3">a,b – końce przedziału</text:p>
      <text:p text:style-name="P3">delta , epsilon – dokładność obliczeń</text:p>
      <text:p text:style-name="P3">Funkcja zwraca następującą czwórkę:</text:p>
      <text:p text:style-name="P3">r – przybliżona wartość pierwiastka równania f(x)</text:p>
      <text:p text:style-name="P3">v – wartość f(x)</text:p>
      <text:p text:style-name="P3">it – ilość wykonanych iteracji</text:p>
      <text:p text:style-name="P3">err – sygnalizacja błędu</text:p>
      <text:p text:style-name="P3"><text:tab/>0 – brak błędu</text:p>
      <text:p text:style-name="P3"><text:tab/>1 – funkcja nie zmienia znaku w przedziale [a, b]</text:p>
      <text:p text:style-name="P3">Działanie algorytmu:</text:p>
      <text:p text:style-name="P3">Funkcja na początku oblicza wartości na krańcach przedziału oraz inicjuje zmienne. <text:span text:style-name="T2">Następnie sprawdzamy czy funkcja zmienia znak na przedziale [a, b]. Jeśli tak to wiemy że w tym przedziale znajduje się przynajmniej jeden pierwiastek. Jest to konsekwencja własności Darboux funkcji ciągłych. Sprawdzanie odbywa się w nieco zmieniony sposób niż podaje własność Darboux</text:span><text:span text:style-name="T2"><draw:frame draw:style-name="fr1" draw:name="Obiekt1" text:anchor-type="as-char" svg:y="-0.452cm" svg:width="2.708cm" svg:height="0.57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 . Używamy sprawdzenia </text:span><text:span text:style-name="T2"><draw:frame draw:style-name="fr1" draw:name="Obiekt2" text:anchor-type="as-char" svg:y="-0.452cm" svg:width="3.267cm" svg:height="0.575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. Pozwala nam to uniknąć zbędnego mnożenia i ewentualnego nadmiaru lub niedomiaru. Jeśli funkcja zmienia znak to znajdujemy połowę przedziału i ponownie obliczamy wartość funkcji. Do kolejnych obliczeń użyjemy tego przedziału, gdzie znaki środka przedziału i końca są różne. Warto tutaj wspomnieć w <text:s/>jaki sposób jest obliczamy punkt środku: </text:span><text:span text:style-name="T2"><draw:frame draw:style-name="fr1" draw:name="Obiekt3" text:anchor-type="as-char" svg:y="-0.727cm" svg:width="2.528cm" svg:height="1.21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. <text:s/>Robimy to w ten sposób ponieważ w obliczeniach numerycznych lepiej </text:span><text:soft-page-break/><text:span text:style-name="T2">jest obliczać nową wielkość, dodając do poprzedniej małą poprawkę. Gdybyśmy to robili w zwykły sposób </text:span><text:span text:style-name="T2"><draw:frame draw:style-name="fr1" draw:name="Obiekt4" text:anchor-type="as-char" svg:y="-0.727cm" svg:width="1.926cm" svg:height="1.21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na komputerze ze skończoną precyzją istnieją takie przykłady, gdzie środek przedziału wyjdzie nam poza jego granicę. W każdej iteracji sprawdzane są warunki kończące wykonywanie programu. Czy wartość f(x) jest wystarczająco blisko 0, oraz czy przedział w następnych obliczeniach ma być jeszcze rozpatrywany. Jeśli któryś z powyższych warunków zajedzie to funkcja zwraca odpowiednie wartośc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2657e" officeooo:paragraph-rsid="000265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56:52.395000000</meta:creation-date>
    <dc:date>2017-11-25T13:14:48.559142677</dc:date>
    <meta:editing-duration>PT16M5S</meta:editing-duration>
    <meta:editing-cycles>7</meta:editing-cycles>
    <meta:generator>LibreOffice/5.4.3.2$Linux_X86_64 LibreOffice_project/40m0$Build-2</meta:generator>
    <meta:document-statistic meta:table-count="0" meta:image-count="0" meta:object-count="4" meta:page-count="2" meta:paragraph-count="18" meta:word-count="264" meta:character-count="1876" meta:non-whitespace-character-count="161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a</mi>
          </mrow>
          <mo fence="true" stretchy="false">)</mo>
        </mrow>
        <mo stretchy="false">∗</mo>
        <mi>f</mi>
      </mrow>
      <mrow>
        <mrow>
          <mo fence="true" stretchy="false">(</mo>
          <mrow>
            <mi>b</mi>
          </mrow>
          <mo fence="true" stretchy="false">)</mo>
        </mrow>
        <mo stretchy="false">&lt;</mo>
        <mn>0</mn>
      </mrow>
    </mrow>
    <annotation encoding="StarMath 5.0">f( a )*f( b ) &lt; 0</annotation>
  </semantics>
</math>
</file>

<file path=Object 2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a</mi>
          </mrow>
          <mo fence="true" stretchy="false">)</mo>
        </mrow>
        <mo stretchy="false">=</mo>
        <mi mathvariant="italic">sign</mi>
      </mrow>
      <mrow>
        <mo fence="true" stretchy="false">(</mo>
        <mrow>
          <mi>b</mi>
        </mrow>
        <mo fence="true" stretchy="false">)</mo>
      </mrow>
    </mrow>
    <annotation encoding="StarMath 5.0">sign( a ) = sign( b )</annotation>
  </semantics>
</math>
</file>

<file path=Object 3/content.xml><?xml version="1.0" encoding="utf-8"?>
<math xmlns="http://www.w3.org/1998/Math/MathML" display="block">
  <semantics>
    <mrow>
      <mi>c</mi>
      <mo stretchy="false">=</mo>
      <mrow>
        <mi>a</mi>
        <mo stretchy="false">+</mo>
        <mfrac>
          <mrow>
            <mo fence="true" stretchy="false">(</mo>
            <mrow>
              <mrow>
                <mi>b</mi>
                <mo stretchy="false">−</mo>
                <mi>a</mi>
              </mrow>
            </mrow>
            <mo fence="true" stretchy="false">)</mo>
          </mrow>
          <mn>2</mn>
        </mfrac>
      </mrow>
    </mrow>
    <annotation encoding="StarMath 5.0">c = a + ( b - a )over 2</annotation>
  </semantics>
</math>
</file>

<file path=Object 4/content.xml><?xml version="1.0" encoding="utf-8"?>
<math xmlns="http://www.w3.org/1998/Math/MathML" display="block">
  <semantics>
    <mrow>
      <mi>c</mi>
      <mo stretchy="false">=</mo>
      <mfrac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n>2</mn>
      </mfrac>
    </mrow>
    <annotation encoding="StarMath 5.0">c = ( a+b )over 2</annotation>
  </semantics>
</math>
</file>